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71bb" officeooo:paragraph-rsid="000071bb"/>
    </style:style>
    <style:style style:name="T1" style:family="text">
      <style:text-properties officeooo:rsid="000162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/14/2020</text:p>
      <text:p text:style-name="P1">Started the project. <text:s/>Learning Github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4T01:27:24.372000000</meta:creation-date>
    <dc:date>2020-05-14T01:59:04.060000000</dc:date>
    <meta:editing-duration>PT1M39S</meta:editing-duration>
    <meta:editing-cycles>3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2" meta:word-count="6" meta:character-count="47" meta:non-whitespace-character-count="42"/>
  </office:meta>
</office:document-meta>
</file>